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6"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7"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8" style:family="paragraph" style:parent-style-name="Normal_20__28_Web_29_">
      <style:paragraph-properties fo:margin-top="0in" fo:margin-bottom="0in" fo:text-align="start" style:justify-single-word="false"/>
    </style:style>
    <style:style style:name="P9"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10"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12" style:family="paragraph" style:parent-style-name="Normal_20__28_Web_29_">
      <style:paragraph-properties fo:margin-left="2.6299in" fo:margin-right="0in" fo:margin-top="0.1945in" fo:margin-bottom="0in" fo:text-indent="0in" style:auto-text-indent="false"/>
    </style:style>
    <style:style style:name="P13" style:family="paragraph" style:parent-style-name="Normal_20__28_Web_29_">
      <style:paragraph-properties fo:margin-left="2.6299in" fo:margin-right="0in" fo:margin-top="0in" fo:margin-bottom="0in" fo:text-indent="0in" style:auto-text-indent="false"/>
    </style:style>
    <style:style style:name="P1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15"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16"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17"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8" style:family="paragraph" style:parent-style-name="Standard">
      <style:paragraph-properties fo:margin-left="3.0626in" fo:margin-right="0in" style:line-height-at-least="0.0693in" fo:text-indent="0in" style:auto-text-indent="false"/>
      <style:text-properties style:font-name="Times New Roman"/>
    </style:style>
    <style:style style:name="P19"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20" style:family="paragraph" style:parent-style-name="Standard">
      <style:paragraph-properties fo:line-height="150%" fo:text-align="center" style:justify-single-word="false"/>
      <style:text-properties fo:text-transform="uppercase" style:font-name="Times New Roman" fo:font-weight="bold" style:font-weight-asian="bold" style:font-weight-complex="bold"/>
    </style:style>
    <style:style style:name="P21" style:family="paragraph" style:parent-style-name="Standard">
      <style:paragraph-properties fo:line-height="150%" fo:text-align="center" style:justify-single-word="false"/>
      <style:text-properties fo:text-transform="uppercase" style:font-name="Times New Roman" fo:font-size="11pt" fo:font-weight="bold" style:font-size-asian="11pt" style:font-weight-asian="bold" style:font-size-complex="11pt" style:font-weight-complex="bold"/>
    </style:style>
    <style:style style:name="P22"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23" style:family="paragraph" style:parent-style-name="Standard">
      <style:paragraph-properties fo:line-height="150%"/>
      <style:text-properties style:font-name="Times New Roman"/>
    </style:style>
    <style:style style:name="P24" style:family="paragraph" style:parent-style-name="Standard">
      <style:paragraph-properties fo:line-height="150%" fo:text-align="center" style:justify-single-word="false"/>
      <style:text-properties style:font-name="Times New Roman"/>
    </style:style>
    <style:style style:name="P25" style:family="paragraph" style:parent-style-name="Standard">
      <style:paragraph-properties fo:line-height="200%"/>
      <style:text-properties style:font-name="Times New Roman"/>
    </style:style>
    <style:style style:name="P26" style:family="paragraph" style:parent-style-name="Standard">
      <style:paragraph-properties fo:line-height="200%" fo:text-align="center" style:justify-single-word="false"/>
      <style:text-properties style:font-name="Times New Roman"/>
    </style:style>
    <style:style style:name="P27" style:family="paragraph" style:parent-style-name="Standard">
      <style:paragraph-properties fo:line-height="150%" fo:text-align="center" style:justify-single-word="false"/>
      <style:text-properties style:font-name="Times New Roman" fo:font-size="11pt" fo:font-weight="bold" style:font-size-asian="11pt" style:font-weight-asian="bold" style:font-size-complex="11pt" style:font-weight-complex="bold"/>
    </style:style>
    <style:style style:name="P28" style:family="paragraph" style:parent-style-name="Standard">
      <style:paragraph-properties fo:line-height="150%"/>
      <style:text-properties style:font-name="Times New Roman" fo:font-size="11pt" style:font-size-asian="11pt" style:font-size-complex="11pt"/>
    </style:style>
    <style:style style:name="P29" style:family="paragraph" style:parent-style-name="Standard">
      <style:paragraph-properties fo:line-height="150%" fo:text-align="center" style:justify-single-word="false"/>
      <style:text-properties style:font-name="Times New Roman" fo:font-size="11pt" style:font-size-asian="11pt" style:font-size-complex="11pt"/>
    </style:style>
    <style:style style:name="P30" style:family="paragraph" style:parent-style-name="Standard">
      <style:paragraph-properties fo:line-height="200%"/>
      <style:text-properties style:font-name="Times New Roman" fo:font-size="11pt" style:font-size-asian="11pt" style:font-size-complex="11pt"/>
    </style:style>
    <style:style style:name="P31" style:family="paragraph" style:parent-style-name="Standard">
      <style:paragraph-properties fo:line-height="200%" fo:text-align="center" style:justify-single-word="false"/>
      <style:text-properties style:font-name="Times New Roman" fo:font-size="11pt" style:font-size-asian="11pt" style:font-size-complex="11pt"/>
    </style:style>
    <style:style style:name="P32" style:family="paragraph" style:parent-style-name="Standard">
      <style:paragraph-properties fo:line-height="150%" fo:text-align="center" style:justify-single-word="false" fo:break-before="page"/>
      <style:text-properties fo:text-transform="uppercase" style:font-name="Times New Roman" fo:font-weight="bold" style:font-weight-asian="bold" style:font-weight-complex="bold"/>
    </style:style>
    <style:style style:name="P33" style:family="paragraph" style:parent-style-name="Text_20_body">
      <style:paragraph-properties fo:line-height="150%"/>
      <style:text-properties style:font-name="Times New Roman" fo:font-size="12pt"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35" style:family="paragraph" style:parent-style-name="Text_20_body">
      <style:paragraph-properties fo:line-height="200%"/>
      <style:text-properties style:font-name="Times New Roman" fo:font-size="12pt" style:font-size-asian="12pt" style:font-size-complex="12pt"/>
    </style:style>
    <style:style style:name="P36"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37"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38"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39"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P40"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1pt" fo:font-weight="bold" style:font-size-asian="11pt" style:font-weight-asian="bold" style:font-size-complex="11pt" style:font-weight-complex="bold"/>
    </style:style>
    <style:style style:name="P41"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42" style:family="paragraph" style:parent-style-name="Normal_20__28_Web_29_" style:list-style-name="L1">
      <style:paragraph-properties fo:margin-top="0in" fo:margin-bottom="0in" fo:text-align="start" style:justify-single-word="false"/>
    </style:style>
    <style:style style:name="P43" style:family="paragraph" style:parent-style-name="Normal_20__28_Web_29_" style:list-style-name="L1">
      <style:paragraph-properties fo:margin-top="0in" fo:margin-bottom="0in"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T1"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style:font-name="Times New Roman" fo:font-size="12pt" style:font-size-asian="12pt" style:font-size-complex="12pt"/>
    </style:style>
    <style:style style:name="T3" style:family="text">
      <style:text-properties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elcome to WyomingRegisteredAgent.com</text:p>
      <text:p text:style-name="P6"/>
      <text:p text:style-name="P7">Thank you for your recent purchase. In this package you will find</text:p>
      <text:p text:style-name="P7"/>
      <text:list xml:id="list40132408" text:style-name="L1">
        <text:list-item>
          <text:p text:style-name="P42"><text:span text:style-name="T1">Your original Articles of Organization.</text:span><text:span text:style-name="T2"> These are the filed and approved documents from the Wyoming Secretary of State which should be kept in a safe place with your other limited liability company (LLC) documents.</text:span></text:p>
        </text:list-item>
        <text:list-item>
          <text:p text:style-name="P42"><text:span text:style-name="T1">Resignation of Organizer.</text:span><text:span text:style-name="T2"> Since we signed your Articles of Organization as the organizer, this document shows we are no longer acting on behalf of your company, and that you are the new manager of the LLC.</text:span></text:p>
        </text:list-item>
        <text:list-item>
          <text:p text:style-name="P42"><text:span text:style-name="T1">Resignation of Nominee.</text:span><text:span text:style-name="T2"> You can use this resolution to show you are authorized to conduct business on behalf of the LLC. Please sign and date the Acceptance of Appointment and keep these documents with the other LLC documents.</text:span></text:p>
        </text:list-item>
        <text:list-item>
          <text:p text:style-name="P42"><text:span text:style-name="T1">Bank Resolution.</text:span><text:span text:style-name="T2"> You can use this resolution at a bank to show you are authorized to open an account for the LLC.</text:span></text:p>
          <text:p text:style-name="P43"/>
        </text:list-item>
      </text:list>
      <text:p text:style-name="P9">How To Manage Your Account Online</text:p>
      <text:p text:style-name="P7"/>
      <text:p text:style-name="P7">You can manage your account online in order to keep up to date on the status of your corporation, find out when annual reports are due, make changes to your mailing address, or access a library of over 1000 corporate resolutions.</text:p>
      <text:p text:style-name="P7"/>
      <text:p text:style-name="P14"><text:a xlink:type="simple" xlink:href="http://my.wyomingregisteredagent.com/"><text:span text:style-name="T3">http://my.wyomingregisteredagent.com</text:span></text:a></text:p>
      <text:p text:style-name="P15">User Name: [onshow.username]</text:p>
      <text:p text:style-name="P15">Password: [onshow.password]</text:p>
      <text:p text:style-name="P11"/>
      <text:p text:style-name="P10">When Your Annual Report is Due</text:p>
      <text:p text:style-name="P8"/>
      <text:p text:style-name="P8">Your annual report is due on the first day of the month of filing date every year. WyomingRegisteredAgent.com will send you notification by both mail and email approximately 45 days before your annual report is due every year.</text:p>
      <text:p text:style-name="P11"/>
      <text:p text:style-name="P10">Questions and Support</text:p>
      <text:p text:style-name="P8"/>
      <text:p text:style-name="P8">If you have any problems or questions, please feel free to contact us:</text:p>
      <text:p text:style-name="P8"/>
      <text:p text:style-name="P14"><text:a xlink:type="simple" xlink:href="http://my.wyomingregisteredagent.com/"><text:span text:style-name="T3">http://support.wyomingregisteredagent.com</text:span></text:a></text:p>
      <text:p text:style-name="P15">Email: <text:a xlink:type="simple" xlink:href="mailto:support@wyomingregisteredagent.com">support@wyomingregisteredagent.com</text:a></text:p>
      <text:p text:style-name="P16">Phone: (307) 637-5151</text:p>
      <text:p text:style-name="P5"/>
      <text:p text:style-name="P2"><text:soft-page-break/></text:p>
      <text:p text:style-name="P2"/>
      <text:p text:style-name="P2">RESIGNATION OF ORGANIZER</text:p>
      <text:p text:style-name="P3"/>
      <text:p text:style-name="P1">WyomingRegisteredAgent.com Inc. and Keith T. Vogt do hereby resign as organizer of <text:bookmark text:name="CompanyName"/>[onshow.company_name], a Wyoming limited liability company, effective this day <text:date style:data-style-name="N76" text:date-value="2010-11-17T20:02:59.59">November 17, 2010</text:date>.</text:p>
      <text:p text:style-name="P4"/>
      <text:p text:style-name="P12"/>
      <text:p text:style-name="P13">By: ___________________________________</text:p>
      <text:p text:style-name="P13">Name: Keith T. Vogt</text:p>
      <text:p text:style-name="P13">Title: President</text:p>
      <text:p text:style-name="P13">WyomingRegisteredAgent.com, Inc.</text:p>
      <text:p text:style-name="P13"/>
      <text:p text:style-name="P39">Resolution Of ORGANIZER<text:line-break/>TO APPOINT MANAGER for</text:p>
      <text:p text:style-name="P34"> </text:p>
      <text:p text:style-name="P37">[onshow.company_name]</text:p>
      <text:p text:style-name="P34">A Wyoming Limited Liability Company (hereafter “LLC”)</text:p>
      <text:p text:style-name="P34"> </text:p>
      <text:p text:style-name="P33">The organizer of the above named LLC hereby appoints the following people as Manager(s) of the LLC:</text:p>
      <text:p text:style-name="P38">[onshow.new_director]</text:p>
      <text:p text:style-name="P33">  </text:p>
      <text:p text:style-name="P35">Adopted and resolved by the Organizer of the LLC this <text:date style:data-style-name="N76" text:date-value="2010-11-17T20:02:59.59">November 17, 2010</text:date>.</text:p>
      <text:p text:style-name="P36"> </text:p>
      <text:p text:style-name="P19">________________________________________<text:line-break/>Keith T. Vogt, President</text:p>
      <text:p text:style-name="P19">WyomingRegisteredAgent.com, Inc.</text:p>
      <text:p text:style-name="P19">Organizer</text:p>
      <text:p text:style-name="P32">CONSENT TO ACTIOn WITHOUT A Meeting of the manager </text:p>
      <text:p text:style-name="P20">OF</text:p>
      <text:p text:style-name="P22">[onshow.company_name]</text:p>
      <text:p text:style-name="P24"><text:bookmark-start text:name="CompanyName1"/>A Wyoming Limited Liability Company (hereafter “LLC”)<text:bookmark-end text:name="CompanyName1"/></text:p>
      <text:p text:style-name="P24"/>
      <text:p text:style-name="P23">In accordance with the provisions of the Wyoming Business Corporation Act, Keith Vogt, on behalf of Wyoming Executive Management Corp., the original manager of the LLC, hereby consents to the following action:</text:p>
      <text:p text:style-name="P23">RESOLVED that <text:bookmark text:name="Nominee1"/>[onshow.new_director], is hereby appointed as Manager of the LLC, to serve until a successor is duly elected and qualified.</text:p>
      <text:p text:style-name="P23">FURTHER RESOLVED, that the Manager, <text:bookmark text:name="Nominee2"/>[onshow.new_director], shall have the full power and authority to act on behalf of the LLC.</text:p>
      <text:p text:style-name="P23">RESOLVED FURTHER that <text:bookmark text:name="Nominee3"/>[onshow.new_director] 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23">FURTHER RESOLVED, that I, Keith Vogt, on behalf of Wyoming Executive Management Corp., the original manager of the LLC, hereby tender and submit my resignation as a manager of any and all positions with the above named Limited Liability Company, such resignation to be effective this day.</text:p>
      <text:p text:style-name="P23">IN WITNESS HEREOF, the undersigned has executed this written consent as of the date hereof.</text:p>
      <text:p text:style-name="P25"/>
      <text:p text:style-name="P25">Dated today <text:date style:data-style-name="N76" text:date-value="2010-11-17T20:02:59.59">November 17, 2010</text:date>.</text:p>
      <text:p text:style-name="P18">________________________________________<text:line-break/>Keith Vogt, Manager</text:p>
      <text:p text:style-name="P32">ACCEPTANCE OF APPOINTMENT AS MANAGER </text:p>
      <text:p text:style-name="P20">OF</text:p>
      <text:p text:style-name="P22">[onshow.company_name]</text:p>
      <text:p text:style-name="P24"><text:bookmark-start text:name="CompanyName2"/>A Wyoming Limited Liability Company (hereafter “LLC”)<text:bookmark-end text:name="CompanyName2"/></text:p>
      <text:p text:style-name="P24"/>
      <text:p text:style-name="P23">I, <text:bookmark text:name="Nominee4"/>[onshow.new_director], having been appointed a Manager of the LLC, do hereby accept said position effective as of the time of my appointment on this ________ day of _______________________, __________.</text:p>
      <text:p text:style-name="P18"/>
      <text:p text:style-name="P26"/>
      <text:p text:style-name="P18">________________________________________<text:line-break/><text:bookmark text:name="Nominee5"/>[onshow.new_director], Manager</text:p>
      <text:p text:style-name="P40">BANK RESOLUTION </text:p>
      <text:p text:style-name="P21">OF</text:p>
      <text:p text:style-name="P27">[onshow.company_name]</text:p>
      <text:p text:style-name="P29"><text:bookmark-start text:name="CompanyName3"/>A Wyoming Limited Liability Company (hereafter “LLC”)<text:bookmark-end text:name="CompanyName3"/></text:p>
      <text:p text:style-name="P29"/>
      <text:p text:style-name="P28">I, Keith Vogt, on behalf of the Wyoming Executive Management Corp., the undersigned, being the original manager of the LLC, a Wyoming Limited Liability Company, having met and discussed the business herein set forth, have unanimously:</text:p>
      <text:p text:style-name="P28"/>
      <text:p text:style-name="P28">RESOLVED, that <text:bookmark text:name="Manager"/>[onshow.new_director], be and are hereby authorized to open a bank account in the name of this LLC for the deposit and withdrawal of funds belonging to the LLC.</text:p>
      <text:p text:style-name="P28"/>
      <text:p text:style-name="P30">Adopted and resolved by the Manager of the LLC this <text:date style:data-style-name="N76" text:date-value="2010-11-17T20:02:59.61">November 17, 2010</text:date>.</text:p>
      <text:p text:style-name="P31"/>
      <text:p text:style-name="P17">________________________________________<text:line-break/>Keith Vogt,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4:00</meta:creation-date>
    <dc:creator>Keith Vogt</dc:creator>
    <dc:date>2010-11-17T20:02:59.54</dc:date>
    <meta:print-date>2009-07-01T13:56:00</meta:print-date>
    <meta:editing-cycles>8</meta:editing-cycles>
    <meta:editing-duration>PT03H19M38S</meta:editing-duration>
    <meta:generator>OpenOffice.org/3.2$Win32 OpenOffice.org_project/320m18$Build-9502</meta:generator>
    <meta:document-statistic meta:table-count="0" meta:image-count="0" meta:object-count="0" meta:page-count="6" meta:paragraph-count="63" meta:word-count="724" meta:character-count="4845"/>
  </office:meta>
</office:document-meta>
</file>